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89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2.116in"/>
    </style:style>
    <style:style style:name="Table1.C" style:family="table-column">
      <style:table-column-properties style:column-width="1.9917in"/>
    </style:style>
    <style:style style:name="Table1.D" style:family="table-column">
      <style:table-column-properties style:column-width="1.6181in"/>
    </style:style>
    <style:style style:name="Table1.E" style:family="table-column">
      <style:table-column-properties style:column-width="1.1201in"/>
    </style:style>
    <style:style style:name="Table1.F" style:family="table-column">
      <style:table-column-properties style:column-width="1.4931in"/>
    </style:style>
    <style:style style:name="Table1.G" style:family="table-column">
      <style:table-column-properties style:column-width="0.809in"/>
    </style:style>
    <style:style style:name="Table1.H" style:family="table-column">
      <style:table-column-properties style:column-width="1.245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ffff38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H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H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1pt" style:text-underline-style="none" fo:font-weight="bold" officeooo:rsid="000f4bcc" officeooo:paragraph-rsid="000f4bcc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1pt" style:text-underline-style="none" fo:font-weight="normal" officeooo:rsid="000f4bcc" officeooo:paragraph-rsid="000f4bcc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bold" officeooo:rsid="00b4b949" officeooo:paragraph-rsid="000f4bc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bold" officeooo:rsid="000f4bcc" officeooo:paragraph-rsid="000f4b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" fo:font-size="11pt" fo:font-weight="bold" officeooo:rsid="000fc14a" officeooo:paragraph-rsid="000fc14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" fo:font-size="11pt" fo:font-weight="bold" officeooo:rsid="000f4bcc" officeooo:paragraph-rsid="000f4bcc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9pt" officeooo:rsid="000f4bcc" officeooo:paragraph-rsid="000f4bcc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0f4bcc" officeooo:paragraph-rsid="000f4bcc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Liberation Sans" fo:font-size="9pt" fo:font-weight="bold" officeooo:rsid="000f4bcc" officeooo:paragraph-rsid="00118f29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9pt" officeooo:paragraph-rsid="00118f29" style:font-size-asian="9pt" style:font-size-complex="9pt"/>
    </style:style>
    <style:style style:name="T1" style:family="text">
      <style:text-properties style:font-name="Muli" officeooo:rsid="00b4b949"/>
    </style:style>
    <style:style style:name="T2" style:family="text">
      <style:text-properties officeooo:rsid="00b4b949"/>
    </style:style>
    <style:style style:name="T3" style:family="text">
      <style:text-properties style:font-name="Liberation Sans" fo:font-size="10pt" fo:font-weight="bold" officeooo:rsid="000f4bcc" style:font-size-asian="10pt" style:font-weight-asian="bold" style:font-size-complex="10pt" style:font-weight-complex="bold"/>
    </style:style>
    <style:style style:name="T4" style:family="text">
      <style:text-properties style:font-name="Liberation Sans" fo:font-size="10pt" fo:font-weight="bold" officeooo:rsid="00118f29" style:font-size-asian="10pt" style:font-weight-asian="bold" style:font-size-complex="10pt" style:font-weight-complex="bold"/>
    </style:style>
    <style:style style:name="T5" style:family="text">
      <style:text-properties style:font-name="Liberation Sans" fo:font-weight="bold" officeooo:rsid="000f4bcc" style:font-weight-asian="bold" style:font-weight-complex="bold"/>
    </style:style>
    <style:style style:name="T6" style:family="text">
      <style:text-properties style:font-name="Liberation Sans" fo:font-weight="bold" officeooo:rsid="00118f29" style:font-weight-asian="bold" style:font-weight-complex="bold"/>
    </style:style>
    <style:style style:name="T7" style:family="text">
      <style:text-properties officeooo:rsid="00118f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PORAN PRODUKSI KANTOR AKUNTAN PUBLIK HELIANTONO &amp; REKAN</text:p>
      <text:p text:style-name="P3">PERIODE JULI SAMPAI DENGAN DESEMBER 2021</text:p>
      <text:p text:style-name="P4"><text:span text:style-name="T2">(DI LUAR LINGKUNGAN BANK BNI)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Line94111884558336">
          <table:table-cell table:style-name="Table1.A1" office:value-type="string">
            <text:p text:style-name="P11">No.</text:p>
          </table:table-cell>
          <table:table-cell table:style-name="Table1.A1" office:value-type="string">
            <text:p text:style-name="P11">Nama Perusahaan</text:p>
          </table:table-cell>
          <table:table-cell table:style-name="Table1.A1" office:value-type="string">
            <text:p text:style-name="P11">Nama Bank /Lembaga /Instansi yang memberikan Pekerjaan</text:p>
          </table:table-cell>
          <table:table-cell table:style-name="Table1.A1" office:value-type="string">
            <text:p text:style-name="P11">Sektor Usaha Perusahaan</text:p>
          </table:table-cell>
          <table:table-cell table:style-name="Table1.A1" office:value-type="string">
            <text:p text:style-name="P11">Jenis Pekerjaan</text:p>
          </table:table-cell>
          <table:table-cell table:style-name="Table1.A1" office:value-type="string">
            <text:p text:style-name="P11">Obyek yang Dikerjakan</text:p>
          </table:table-cell>
          <table:table-cell table:style-name="Table1.A1" office:value-type="string">
            <text:p text:style-name="P11">Tahun Buku</text:p>
          </table:table-cell>
          <table:table-cell table:style-name="Table1.H1" office:value-type="string">
            <text:p text:style-name="P11">Lokasi Pekerjaan</text:p>
          </table:table-cell>
        </table:table-row>
        <table:table-row table:style-name="TableLine94111884558336">
          <table:table-cell table:style-name="Table1.A2" office:value-type="string">
            <text:p text:style-name="P11">1</text:p>
          </table:table-cell>
          <table:table-cell table:style-name="Table1.B2" office:value-type="string">
            <text:p text:style-name="P11">2</text:p>
          </table:table-cell>
          <table:table-cell table:style-name="Table1.C2" office:value-type="string">
            <text:p text:style-name="P11">3</text:p>
          </table:table-cell>
          <table:table-cell table:style-name="Table1.D2" office:value-type="string">
            <text:p text:style-name="P11">4</text:p>
          </table:table-cell>
          <table:table-cell table:style-name="Table1.E2" office:value-type="string">
            <text:p text:style-name="P11">5</text:p>
          </table:table-cell>
          <table:table-cell table:style-name="Table1.F2" office:value-type="string">
            <text:p text:style-name="P11">6</text:p>
          </table:table-cell>
          <table:table-cell table:style-name="Table1.G2" office:value-type="string">
            <text:p text:style-name="P11">7</text:p>
          </table:table-cell>
          <table:table-cell table:style-name="Table1.H2" office:value-type="string">
            <text:p text:style-name="P11">8</text:p>
          </table:table-cell>
        </table:table-row>
        <table:table-row table:style-name="Table1.3">
          <table:table-cell table:style-name="Table1.A3" table:number-columns-spanned="8" office:value-type="string">
            <text:p text:style-name="P7">DI LUAR LINGKUNGAN B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1884558336">
          <table:table-cell table:style-name="Table1.A4" table:number-columns-spanned="8" office:value-type="string">
            <text:p text:style-name="P12">KANTOR CABANG JAKAR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1884558336">
          <table:table-cell table:style-name="Table1.A8" office:value-type="string">
            <text:p text:style-name="P10"/>
          </table:table-cell>
          <table:table-cell table:style-name="Table1.B8" office:value-type="string">
            <text:p text:style-name="P10"/>
          </table:table-cell>
          <table:table-cell table:style-name="Table1.C8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</table:table-row>
        <table:table-row table:style-name="TableLine94111884558336">
          <table:table-cell table:style-name="Table1.A8" office:value-type="string">
            <text:p text:style-name="P10"/>
          </table:table-cell>
          <table:table-cell table:style-name="Table1.B8" office:value-type="string">
            <text:p text:style-name="P10"/>
          </table:table-cell>
          <table:table-cell table:style-name="Table1.C8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</table:table-row>
        <table:table-row table:style-name="TableLine94111884558336">
          <table:table-cell table:style-name="Table1.A8" office:value-type="string">
            <text:p text:style-name="P10"/>
          </table:table-cell>
          <table:table-cell table:style-name="Table1.B8" office:value-type="string">
            <text:p text:style-name="P10"/>
          </table:table-cell>
          <table:table-cell table:style-name="Table1.C8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</table:table-row>
        <table:table-row table:style-name="TableLine94111884558336">
          <table:table-cell table:style-name="Table1.A8" office:value-type="string">
            <text:p text:style-name="P10"/>
          </table:table-cell>
          <table:table-cell table:style-name="Table1.B8" office:value-type="string">
            <text:p text:style-name="P10"/>
          </table:table-cell>
          <table:table-cell table:style-name="Table1.C8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</table:table-row>
        <table:table-row table:style-name="TableLine94111884558336">
          <table:table-cell table:style-name="Table1.A9" table:number-columns-spanned="8" office:value-type="string">
            <text:p text:style-name="P12">KANTOR CABANG SEMARA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14" table:number-columns-spanned="8" office:value-type="string">
            <text:p text:style-name="P12">KANTOR CABANG BAND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19" table:number-columns-spanned="8" office:value-type="string">
            <text:p text:style-name="P12">KANTOR CABANG SURAB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4" table:number-columns-spanned="8" office:value-type="string">
            <text:p text:style-name="P13"><text:span text:style-name="T5">KANTOR CABANG </text:span><text:span text:style-name="T6">SIDOARJ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  <table:table-row table:style-name="TableLine94111884558336">
          <table:table-cell table:style-name="Table1.A28" office:value-type="string">
            <text:p text:style-name="P10"/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5"/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page-layout style:name="Mpm1">
      <style:page-layout-properties fo:page-width="11.6929in" fo:page-height="8.2681in" style:num-format="1" style:print-orientation="landscape" fo:margin-top="0.4in" fo:margin-bottom="0.4in" fo:margin-left="0.4in" fo:margin-right="0.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1:25:00.223127884</meta:creation-date>
    <dc:date>2022-01-13T22:05:53.753825267</dc:date>
    <meta:editing-duration>PT3M38S</meta:editing-duration>
    <meta:editing-cycles>1</meta:editing-cycles>
    <meta:document-statistic meta:table-count="1" meta:image-count="0" meta:object-count="0" meta:page-count="1" meta:paragraph-count="25" meta:word-count="68" meta:character-count="421" meta:non-whitespace-character-count="378"/>
    <meta:generator>LibreOffice/6.4.7.2$Linux_X86_64 LibreOffice_project/40$Build-2</meta:generator>
  </office:meta>
</office:document-meta>
</file>